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4.6563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10.2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urnoff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MPN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Part Link</text:p>
          </table:table-cell>
        </table:table-row>
        <table:table-row table:style-name="ro1">
          <table:table-cell office:value-type="string" calcext:value-type="string">
            <text:p>C1 C2 C3 C5 C8 C10 C11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Rect_L4.0mm_W2.5mm_P2.50mm</text:p>
          </table:table-cell>
          <table:table-cell office:value-type="string" calcext:value-type="string">
            <text:p>K104K15X7RF53L2 </text:p>
          </table:table-cell>
          <table:table-cell office:value-type="string" calcext:value-type="string">
            <text:p>$0.28</text:p>
          </table:table-cell>
          <table:table-cell office:value-type="string" calcext:value-type="string">
            <text:p>$1.96</text:p>
          </table:table-cell>
          <table:table-cell table:formula="of:=HYPERLINK(&quot;https://www.digikey.com/en/products/detail/vishay-beyschlag-draloric-bc-components/K104K15X7RF53L2/2820506&quot;)" office:value-type="string" office:string-value="https://www.digikey.com/en/products/detail/vishay-beyschlag-draloric-bc-components/K104K15X7RF53L2/2820506" calcext:value-type="string">
            <text:p>https://www.digikey.com/en/products/detail/vishay-beyschlag-draloric-bc-components/K104K15X7RF53L2/2820506</text:p>
          </table:table-cell>
        </table:table-row>
        <table:table-row table:style-name="ro1">
          <table:table-cell office:value-type="string" calcext:value-type="string">
            <text:p>C4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50ZL100MEFC8X11.5</text:p>
          </table:table-cell>
          <table:table-cell office:value-type="string" calcext:value-type="string">
            <text:p>$0.44</text:p>
          </table:table-cell>
          <table:table-cell office:value-type="string" calcext:value-type="string">
            <text:p>$0.88</text:p>
          </table:table-cell>
          <table:table-cell table:formula="of:=HYPERLINK(&quot;https://www.digikey.com/en/products/detail/rubycon/50ZL100MEFC8X11-5/3563372&quot;)" office:value-type="string" office:string-value="https://www.digikey.com/en/products/detail/rubycon/50ZL100MEFC8X11-5/3563372" calcext:value-type="string">
            <text:p>https://www.digikey.com/en/products/detail/rubycon/50ZL100MEFC8X11-5/3563372</text:p>
          </table:table-cell>
        </table:table-row>
        <table:table-row table:style-name="ro1">
          <table:table-cell office:value-type="string" calcext:value-type="string">
            <text:p>C6 C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UPW1H2R2MDD </text:p>
          </table:table-cell>
          <table:table-cell office:value-type="string" calcext:value-type="string">
            <text:p>$0.30</text:p>
          </table:table-cell>
          <table:table-cell office:value-type="string" calcext:value-type="string">
            <text:p>$0.60</text:p>
          </table:table-cell>
          <table:table-cell table:formula="of:=HYPERLINK(&quot;https://www.digikey.com/en/products/detail/nichicon/UPW1H2R2MDD/589628&quot;)" office:value-type="string" office:string-value="https://www.digikey.com/en/products/detail/nichicon/UPW1H2R2MDD/589628" calcext:value-type="string">
            <text:p>https://www.digikey.com/en/products/detail/nichicon/UPW1H2R2MDD/589628</text:p>
          </table:table-cell>
        </table:table-row>
        <table:table-row table:style-name="ro1">
          <table:table-cell office:value-type="string" calcext:value-type="string">
            <text:p>D1 D2 D4 D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DO-41_SOD81_P7.62mm_Horizontal</text:p>
          </table:table-cell>
          <table:table-cell office:value-type="string" calcext:value-type="string">
            <text:p>1N4007G-T</text:p>
          </table:table-cell>
          <table:table-cell office:value-type="string" calcext:value-type="string">
            <text:p>$0.30</text:p>
          </table:table-cell>
          <table:table-cell office:value-type="string" calcext:value-type="string">
            <text:p>$1.20</text:p>
          </table:table-cell>
          <table:table-cell table:formula="of:=HYPERLINK(&quot;https://www.digikey.com/en/products/detail/diodes-incorporated/1N4007G-T/160652&quot;)" office:value-type="string" office:string-value="https://www.digikey.com/en/products/detail/diodes-incorporated/1N4007G-T/160652" calcext:value-type="string">
            <text:p>https://www.digikey.com/en/products/detail/diodes-incorporated/1N4007G-T/160652</text:p>
          </table:table-cell>
        </table:table-row>
        <table:table-row table:style-name="ro1">
          <table:table-cell office:value-type="string" calcext:value-type="string">
            <text:p>D3 D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THT:D_DO-201AD_P12.70mm_Horizontal</text:p>
          </table:table-cell>
          <table:table-cell office:value-type="string" calcext:value-type="string">
            <text:p>SB5100-T</text:p>
          </table:table-cell>
          <table:table-cell office:value-type="string" calcext:value-type="string">
            <text:p>$0.74</text:p>
          </table:table-cell>
          <table:table-cell office:value-type="string" calcext:value-type="string">
            <text:p>$1.48</text:p>
          </table:table-cell>
          <table:table-cell table:formula="of:=HYPERLINK(&quot;https://www.digikey.com/en/products/detail/diodes-incorporated/SB5100-T/278636&quot;)" office:value-type="string" office:string-value="https://www.digikey.com/en/products/detail/diodes-incorporated/SB5100-T/278636" calcext:value-type="string">
            <text:p>https://www.digikey.com/en/products/detail/diodes-incorporated/SB5100-T/278636</text:p>
          </table:table-cell>
        </table:table-row>
        <table:table-row table:style-name="ro1">
          <table:table-cell office:value-type="string" calcext:value-type="string">
            <text:p>Q2 Q4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MOS_GDS</text:p>
          </table:table-cell>
          <table:table-cell office:value-type="string" calcext:value-type="string">
            <text:p>Package_TO_SOT_THT:TO-251-3_Vertical</text:p>
          </table:table-cell>
          <table:table-cell office:value-type="string" calcext:value-type="string">
            <text:p>FQU11P06TU </text:p>
          </table:table-cell>
          <table:table-cell office:value-type="string" calcext:value-type="string">
            <text:p>$0.92</text:p>
          </table:table-cell>
          <table:table-cell office:value-type="string" calcext:value-type="string">
            <text:p>$2.76</text:p>
          </table:table-cell>
          <table:table-cell table:formula="of:=HYPERLINK(&quot;https://www.digikey.com/en/products/detail/onsemi/FQU11P06TU/1053688?s=N4IgTCBcDaIGIEUCqBGFAFADANgCpIFoA5AERAF0BfIA&quot;)" office:value-type="string" office:string-value="https://www.digikey.com/en/products/detail/onsemi/FQU11P06TU/1053688?s=N4IgTCBcDaIGIEUCqBGFAFADANgCpIFoA5AERAF0BfIA" calcext:value-type="string">
            <text:p>https://www.digikey.com/en/products/detail/onsemi/FQU11P06TU/1053688?s=N4IgTCBcDaIGIEUCqBGFAFADANgCpIFoA5AERAF0BfIA</text:p>
          </table:table-cell>
        </table:table-row>
        <table:table-row table:style-name="ro1">
          <table:table-cell office:value-type="string" calcext:value-type="string">
            <text:p>Q1 Q3 Q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NMOS_SGD</text:p>
          </table:table-cell>
          <table:table-cell office:value-type="string" calcext:value-type="string">
            <text:p>digikey-footprints:TO-92-3_Formed_Leads</text:p>
          </table:table-cell>
          <table:table-cell office:value-type="string" calcext:value-type="string">
            <text:p>2N7000TA </text:p>
          </table:table-cell>
          <table:table-cell office:value-type="string" calcext:value-type="string">
            <text:p>$0.46</text:p>
          </table:table-cell>
          <table:table-cell office:value-type="string" calcext:value-type="string">
            <text:p>$1.38</text:p>
          </table:table-cell>
          <table:table-cell table:formula="of:=HYPERLINK(&quot;https://www.digikey.com/en/products/detail/onsemi/2N7000TA/3042479?s=N4IgTCBcDa4HIHYAMKAqBBAwqgtHAIiALoC%2BQA&quot;)" office:value-type="string" office:string-value="https://www.digikey.com/en/products/detail/onsemi/2N7000TA/3042479?s=N4IgTCBcDa4HIHYAMKAqBBAwqgtHAIiALoC%2BQA" calcext:value-type="string">
            <text:p>https://www.digikey.com/en/products/detail/onsemi/2N7000TA/3042479?s=N4IgTCBcDa4HIHYAMKAqBBAwqgtHAIiALoC%2BQA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NMF14FTC39K0 </text:p>
          </table:table-cell>
          <table:table-cell table:number-columns-repeated="2" office:value-type="string" calcext:value-type="string">
            <text:p>$0.10</text:p>
          </table:table-cell>
          <table:table-cell table:formula="of:=HYPERLINK(&quot;https://www.digikey.com/en/products/detail/stackpole-electronics-inc/RNMF14FTC39K0/2617339?s=N4IgTCBcDaIEoDkCyAxAjAFhQFQMIGYBOAaQAYQBdAXyA&quot;)" office:value-type="string" office:string-value="https://www.digikey.com/en/products/detail/stackpole-electronics-inc/RNMF14FTC39K0/2617339?s=N4IgTCBcDaIEoDkCyAxAjAFhQFQMIGYBOAaQAYQBdAXyA" calcext:value-type="string">
            <text:p>https://www.digikey.com/en/products/detail/stackpole-electronics-inc/RNMF14FTC39K0/2617339?s=N4IgTCBcDaIEoDkCyAxAjAFhQFQMIGYBOAaQAYQBdAXyA</text:p>
          </table:table-cell>
        </table:table-row>
        <table:table-row table:style-name="ro1">
          <table:table-cell office:value-type="string" calcext:value-type="string">
            <text:p>R1 R2 R3 R4 R5 R6 R10 R1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NF14FTD10K0 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$0.80</text:p>
          </table:table-cell>
          <table:table-cell table:formula="of:=HYPERLINK(&quot;https://www.digikey.com/en/products/detail/stackpole-electronics-inc/RNF14FTD10K0/1706596&quot;)" office:value-type="string" office:string-value="https://www.digikey.com/en/products/detail/stackpole-electronics-inc/RNF14FTD10K0/1706596" calcext:value-type="string">
            <text:p>https://www.digikey.com/en/products/detail/stackpole-electronics-inc/RNF14FTD10K0/1706596</text:p>
          </table:table-cell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NF14FTD47K0 </text:p>
          </table:table-cell>
          <table:table-cell table:number-columns-repeated="2" office:value-type="string" calcext:value-type="string">
            <text:p>$0.10</text:p>
          </table:table-cell>
          <table:table-cell table:formula="of:=HYPERLINK(&quot;https://www.digikey.com/en/products/detail/stackpole-electronics-inc/RNF14FTD47K0/1682294?s=N4IgTCBcDaIEoDkBiBGALEgKgETQdgGkAGEAXQF8g&quot;)" office:value-type="string" office:string-value="https://www.digikey.com/en/products/detail/stackpole-electronics-inc/RNF14FTD47K0/1682294?s=N4IgTCBcDaIEoDkBiBGALEgKgETQdgGkAGEAXQF8g" calcext:value-type="string">
            <text:p>https://www.digikey.com/en/products/detail/stackpole-electronics-inc/RNF14FTD47K0/1682294?s=N4IgTCBcDaIEoDkBiBGALEgKgETQdgGkAGEAXQF8g</text:p>
          </table:table-cell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NMF14FTC560R </text:p>
          </table:table-cell>
          <table:table-cell table:number-columns-repeated="2" office:value-type="string" calcext:value-type="string">
            <text:p>$0.10</text:p>
          </table:table-cell>
          <table:table-cell table:formula="of:=HYPERLINK(&quot;https://www.digikey.com/en/products/detail/stackpole-electronics-inc/RNMF14FTC560R/2617360?s=N4IgTCBcDaIEoDkCyAxAjAFhQFQMIFYA2ABjhAF0BfIA&quot;)" office:value-type="string" office:string-value="https://www.digikey.com/en/products/detail/stackpole-electronics-inc/RNMF14FTC560R/2617360?s=N4IgTCBcDaIEoDkCyAxAjAFhQFQMIFYA2ABjhAF0BfIA" calcext:value-type="string">
            <text:p>https://www.digikey.com/en/products/detail/stackpole-electronics-inc/RNMF14FTC560R/2617360?s=N4IgTCBcDaIEoDkCyAxAjAFhQFQMIFYA2ABjhAF0BfIA</text:p>
          </table:table-cell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NF14FTD1K00 </text:p>
          </table:table-cell>
          <table:table-cell table:number-columns-repeated="2" office:value-type="string" calcext:value-type="string">
            <text:p>$0.10</text:p>
          </table:table-cell>
          <table:table-cell table:formula="of:=HYPERLINK(&quot;https://www.digikey.com/en/products/detail/stackpole-electronics-inc/RNF14FTD1K00/1706678&quot;)" office:value-type="string" office:string-value="https://www.digikey.com/en/products/detail/stackpole-electronics-inc/RNF14FTD1K00/1706678" calcext:value-type="string">
            <text:p>https://www.digikey.com/en/products/detail/stackpole-electronics-inc/RNF14FTD1K00/1706678</text:p>
          </table:table-cell>
        </table:table-row>
        <table:table-row table:style-name="ro1">
          <table:table-cell office:value-type="string" calcext:value-type="string">
            <text:p>U1 U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555P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NA555P</text:p>
          </table:table-cell>
          <table:table-cell office:value-type="string" calcext:value-type="string">
            <text:p>$0.50</text:p>
          </table:table-cell>
          <table:table-cell office:value-type="string" calcext:value-type="string">
            <text:p>$1.00</text:p>
          </table:table-cell>
          <table:table-cell table:formula="of:=HYPERLINK(&quot;https://www.digikey.com/en/products/detail/texas-instruments/NA555P/1571935&quot;)" office:value-type="string" office:string-value="https://www.digikey.com/en/products/detail/texas-instruments/NA555P/1571935" calcext:value-type="string">
            <text:p>https://www.digikey.com/en/products/detail/texas-instruments/NA555P/1571935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50-5.0_TO92</text:p>
          </table:table-cell>
          <table:table-cell office:value-type="string" calcext:value-type="string">
            <text:p>digikey-footprints:TO-92-3</text:p>
          </table:table-cell>
          <table:table-cell office:value-type="string" calcext:value-type="string">
            <text:p>LP2950CZ-5.0/NOPB </text:p>
          </table:table-cell>
          <table:table-cell table:number-columns-repeated="2" office:value-type="string" calcext:value-type="string">
            <text:p>$0.93</text:p>
          </table:table-cell>
          <table:table-cell table:formula="of:=HYPERLINK(&quot;https://www.digikey.com/en/products/detail/texas-instruments/LP2950CZ-5-0-NOPB/148222?s=N4IgTCBcDaIDIAUwE4CsAGAwgLQLSoDp0B6AOQHkEAhEAXQF8g&quot;)" office:value-type="string" office:string-value="https://www.digikey.com/en/products/detail/texas-instruments/LP2950CZ-5-0-NOPB/148222?s=N4IgTCBcDaIDIAUwE4CsAGAwgLQLSoDp0B6AOQHkEAhEAXQF8g" calcext:value-type="string">
            <text:p>https://www.digikey.com/en/products/detail/texas-instruments/LP2950CZ-5-0-NOPB/148222?s=N4IgTCBcDaIDIAUwE4CsAGAwgLQLSoDp0B6AOQHkEAhEAXQF8g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3</text:p>
          </table:table-cell>
          <table:table-cell office:value-type="string" calcext:value-type="string">
            <text:p>Package_DIP:DIP-8_W7.62mm</text:p>
          </table:table-cell>
          <table:table-cell office:value-type="string" calcext:value-type="string">
            <text:p>LM2903P </text:p>
          </table:table-cell>
          <table:table-cell table:number-columns-repeated="2" office:value-type="string" calcext:value-type="string">
            <text:p>$0.42</text:p>
          </table:table-cell>
          <table:table-cell table:formula="of:=HYPERLINK(&quot;https://www.digikey.com/en/products/detail/texas-instruments/LM2903P/372786&quot;)" office:value-type="string" office:string-value="https://www.digikey.com/en/products/detail/texas-instruments/LM2903P/372786" calcext:value-type="string">
            <text:p>https://www.digikey.com/en/products/detail/texas-instruments/LM2903P/372786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4082BE</text:p>
          </table:table-cell>
          <table:table-cell office:value-type="string" calcext:value-type="string">
            <text:p>footprints:CD4082BE</text:p>
          </table:table-cell>
          <table:table-cell office:value-type="string" calcext:value-type="string">
            <text:p>CD4082BE </text:p>
          </table:table-cell>
          <table:table-cell table:number-columns-repeated="2" office:value-type="string" calcext:value-type="string">
            <text:p>$0.58</text:p>
          </table:table-cell>
          <table:table-cell table:formula="of:=HYPERLINK(&quot;https://www.digikey.com/en/products/detail/texas-instruments/CD4082BE/67325&quot;)" office:value-type="string" office:string-value="https://www.digikey.com/en/products/detail/texas-instruments/CD4082BE/67325" calcext:value-type="string">
            <text:p>https://www.digikey.com/en/products/detail/texas-instruments/CD4082BE/67325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office:value-type="string" calcext:value-type="string">
            <text:p>Total Parts Cost:</text:p>
          </table:table-cell>
          <table:table-cell office:value-type="string" calcext:value-type="string">
            <text:p>$14.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6T08:56:49.308000000</dc:date>
    <meta:editing-duration>PT5M48S</meta:editing-duration>
    <meta:editing-cycles>1</meta:editing-cycles>
    <meta:document-statistic meta:table-count="1" meta:cell-count="138" meta:object-count="0"/>
    <meta:generator>LibreOffice/7.1.6.2$Windows_X86_64 LibreOffice_project/0e133318fcee89abacd6a7d077e292f1145735c3</meta:generator>
  </office:meta>
</office:document-meta>
</file>